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1.9cm" fo:line-height="0.15cm" fo:text-indent="0cm" style:auto-text-indent="false" style:page-number="1" fo:background-color="transparent"/>
      <style:text-properties fo:font-size="4pt" officeooo:paragraph-rsid="000d2358" style:font-size-asian="4pt" style:font-size-complex="4pt"/>
    </style:style>
    <style:style style:name="P2" style:family="paragraph" style:parent-style-name="Standard">
      <loext:graphic-properties draw:fill="none"/>
      <style:paragraph-properties fo:margin-left="0cm" fo:margin-right="1.9cm" fo:line-height="0.15cm" fo:text-indent="0cm" style:auto-text-indent="false" fo:background-color="transparent"/>
      <style:text-properties fo:font-size="4pt" officeooo:paragraph-rsid="000d2358" style:font-size-asian="4pt" style:font-size-complex="4pt"/>
    </style:style>
    <style:style style:name="P3" style:family="paragraph" style:parent-style-name="Standard">
      <loext:graphic-properties draw:fill="none"/>
      <style:paragraph-properties fo:margin-left="0cm" fo:margin-right="1.9cm" fo:line-height="0.15cm" fo:text-indent="0cm" style:auto-text-indent="false" fo:background-color="transparent"/>
      <style:text-properties fo:font-size="4pt" style:font-size-asian="4pt" style:font-size-complex="4pt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officeooo:rsid="000f22f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1. </text:span>Пространством элементарных исходов наз. мн-во Ω всех возможных исходов этого эксперимента. Каждый неделимый результат случайного эксперимента наз. элементарным исходом. Пример: Бросок монеты. Исходы: выпадение герба или решки. Ω={Г, Р}, |Ω|=2. Бросок 2х игральных костей. Ω={(x1, x2) | x1,x2∈{1..6}}, |Ω|=36. Событием наз. любое подмн-во мн-ва Ω. Событие B наз. следствием соб. A, если из того, что произошло A вытекает, что произошло B, т.е. A⊆B. Любое мн-во Ω содержит подмн-ва ∅ (невозможное), Ω (достоверное). Пример: урна с 3мя белыми шарами. A={извлечен черный шар}=∅, B={извлечен белый шар}=Ω. Операции: События явл. мн-вами =&gt; <text:s/>U∩\¬. AUB=A+B сумма событий. A∩B=AB произведение событий. A\B - разность событий. ¬A=Ω\A - дополнение события. Св-ва: 1) A+B=B+A; 2) AB=BA; 3) (A+B)+C = A+(B+C); 4) (AB)C=A(BC); 5) A+A=A; 6) AA=A; 7) A(B+C)=AB+AC; 8) ¬¬A=A; 9) ¬(A+B)= ¬A¬B; 10) ¬(AB)=¬A+¬B. Пусть: 1) |Ω| = 𝑁 &lt; ∞; 2) По усл. эксперимента все ЭИ равновозможны; 3) 𝐴⊆Ω – событие, |𝐴|=𝑁_𝐴. В-тью осуществления события 𝐴⊆Ω наз. число 𝑃 {𝐴} = 𝑁_𝐴 / 𝑁. Св-ва: 1) N_A&gt;0, N&gt;0 =&gt; N_A / N = P(A)&gt;0; 2) P(Ω)= |Ω|/N = N/N =1; 3) Если A и B несовместны (AB = ∅), то P(A+B) = P(A) + P(B). Д-во: если |A|=N1, а |B|=N2, то в силу несовместности A и B, |A+B|=N1+N2. След-но, P(A+B)= (N1+N2)/N = N1/N + N2/N =P(A)+P(B). <text:span text:style-name="T1">1.2.</text:span> См. п1.1. Геом. опр: Пусть: 1) Ω⊆<text:span text:style-name="T2">R</text:span>^𝑛; 2) 𝜇(Ω)&lt;∞ (мера множества Ω конечна; 𝑛=1: 𝜇 – длина; 𝑛=2: 𝜇 – площадь; 𝑛=3: 𝜇– объем); 3) Возможность принадлежности исхода мн-ву 𝑀⊆Ω пропорциональна мере множества 𝑀 (𝜇(𝑀)) и не зависит от формы 𝑀 и его расположения внутри Ω; 4) 𝐴⊆Ω – некоторое событие. В-тью осуществления события 𝐴 наз. число 𝑃{𝐴} = 𝜇(𝐴)/𝜇(Ω). Стат опр: Пусть: 1) случ. эксперимент повторен n раз; 2) при этом событие A произошло n_A раз. В-тью события A наз. (эмпирический) предел P(A)= n_A / n, при n→∞. Недостаток: опыт нельзя повторить бесконечное число раз; такое определение не дает дост. основы для дальнейшего развития мат. Теории. <text:span text:style-name="T1">1.3.</text:span> См. п1.1. Сигма-алгеброй событий B назовем такую непустую систему подмножеств пространства элементарных исходов Ω, что: 1) Если подмножество A принадлежит B, то дополнение A принадлежит B. 2) Если подмножества A1, A2, ..., An... принадлежат B, то их объединение A1+A2+...+An+... принадлежит B. Св-ва: 1) Ω ∈ B; 2) ∅ ∈ B; 3) Если 𝐴1,...,𝐴𝑛,...∈B, то и 𝐴1·...·𝐴𝑛 ·...∈B; 4) Если 𝐴,𝐵∈B, то 𝐴∖𝐵∈B. Д-ва: 1) B!=∅ (по опр) ⇒ ∃𝐴∈B ⇒акс1⇒ ¬𝐴∈B ⇒акс2⇒ 𝐴+¬𝐴∈B ⇒Ω∈B; 2) Ω∈B (св-во1) ⇒акс1⇒ ¬Ω∈B ⇒∅∈B; 3) 𝐴1,...,𝐴𝑛,... ∈ B ⇒акс1⇒ ¬𝐴1,...,¬𝐴𝑛,... ∈B ⇒акс2⇒ ¬𝐴1+...+¬𝐴𝑛 +... ∈B ⇒акс1⇒ ¬(¬𝐴1 +...+¬𝐴𝑛 +...) ∈B ⇒з-н деМоргана⇒ ¬¬𝐴1·...·¬¬𝐴𝑛·... ∈B ⇒𝐴1·...·𝐴𝑛·...∈B; 4) 𝐴,𝐵∈B(поусл.) ⇒акс1⇒ 𝐴,¬𝐵∈B ⇒св-во3⇒ 𝐴¬𝐵∈B⇒𝐴∖𝐵∈B. Акс. опр: Пусть: 1) Ω – пр-во ЭИ случ. эксперимента; 2) B – сигма-алгебра на Ω. В-тью (вероятностной мерой) наз. ф-ию: 𝑃: B→R, обладающую след. св-вами, которые наз. аксиомами в-ти: 1) акс. неотрицательности: ∀𝐴∈𝐵 : 𝑃(𝐴) ≥ 0; 2) акс. нормированности: 𝑃(Ω)=1; 3) расширенная акс. сложения: Если 𝐴1,...,𝐴𝑛,… – попарно несовместные события, то 𝑃(𝐴1+...+𝐴𝑛+...)= 𝑃(𝐴1)+...+𝑃(𝐴𝑛)+.... <text:span text:style-name="T1">1.4. </text:span>См. п1.1. См. п1.3. Свойства: 1) 𝑃(¬𝐴)=1−𝑃(𝐴); 2) 𝑃(∅)=0; 3) Если 𝐴⊆𝐵, то 𝑃(𝐴)≤𝑃(𝐵); 4) ∀𝐴∈ℬ: 0≤𝑃(𝐴)≤1; 5) ∀𝐴,𝐵∈ℬ: 𝑃(𝐴+𝐵)= 𝑃(𝐴)+𝑃(𝐵) −𝑃(𝐴𝐵); 6) ∀𝐴1,..,𝐴𝑛 ∈ℬ: 𝑃(𝐴1+..+𝐴𝑛) = ∑︀(𝑖1=1,n)(𝐴𝑖1) − ∑︀(1≤𝑖1&lt;𝑖2≤𝑛)(𝐴𝑖1𝐴𝑖2) + ∑︀(1≤𝑖1&lt;𝑖2&lt;𝑖3≤𝑛)(𝐴𝑖1𝐴𝑖2𝐴𝑖3) −...+ (−1)^(𝑛−1)𝑃(𝐴1...𝐴𝑛). Д-ва: 1) Ω=𝐴+¬𝐴, причем 𝐴¬𝐴=∅⇒ 1=акс2=𝑃(Ω) =𝑃(𝐴+¬𝐴) =акс3= 𝑃(𝐴)+𝑃(¬𝐴) ⇒ 𝑃(¬𝐴)=1−𝑃(𝐴); 2) 𝑃(∅)=𝑃(¬Ω) =(св-во1)= 1−𝑃(Ω) =акс2=1−1=0; 3) 𝐵=𝐴+𝐵∖𝐴, причем 𝐴·(𝐵∖𝐴)=∅ =&gt; 𝑃(𝐵)=𝑃(𝐴+𝐵∖𝐴) =акс3= 𝑃(𝐴)+𝑃(𝐵∖𝐴) ⇒акс1⇒ 𝑃(𝐵)=𝑃(𝐴)+(≥0) ⇒𝑃(𝐵)≥𝑃(𝐴); 4) 𝑃(𝐴)&gt;=0 (акс1), A∈Ω =&gt; P(A) &lt;=(св-во3) P(Ω)=1; 5) а) A+B=A+(B\A), причем 𝐴·(𝐵∖𝐴)=∅, тогда 𝑃(𝐴+𝐵) =акс3= 𝑃(𝐴)+𝑃(𝐵∖𝐴); б) 𝐵=(𝐵∖𝐴)+𝐴𝐵, причем (𝐵∖𝐴)·(𝐴𝐵)=∅. Тогда 𝑃(𝐵) =акс3= 𝑃(𝐵∖𝐴)+𝑃(𝐴𝐵) ⇒ 𝑃(𝐵∖𝐴) = 𝑃(𝐵)−𝑃(𝐴𝐵); в) Подставим 𝑃(𝐵∖𝐴) из (б) в (а): 𝑃(𝐴+𝐵)= 𝑃(𝐴)+𝑃(𝐵)−𝑃(𝐴𝐵); 6) аналогично св-ву 5. <text:span text:style-name="T1">1.5. </text:span>Пусть: 1) 𝐴,𝐵∈B – события, связанные с некоторым случайным экспериментом; 2) известно, что в результате проведения эксперимента наступило событие 𝐵. Условной в-тью осуществления события 𝐴 при условии, что наступило событие 𝐵, называется число 𝑃(𝐴|𝐵)=𝑃(𝐴𝐵)/𝑃(𝐵). Аксиомы: 1) 𝑃(𝐴|𝐵)≥0; 2) 𝑃(Ω|𝐵)=1; 3) Если 𝐴1,...,𝐴𝑛,... – попарно несовместные события, то 𝑃(𝐴1+...+𝐴𝑛+...|𝐵) = 𝑃(𝐴1|𝐵)+ … + 𝑃(𝐴𝑛|𝐵) +.... Док-ва акс: 1) 𝑃(𝐴|𝐵)= 𝑃(𝐴𝐵)≥0(акс. неотр.) / 𝑃(𝐵)&gt;0 ≥ 0; 2) 𝑃(Ω|𝐵) = 𝑃(Ω𝐵)/𝑃(𝐵) =(Ω𝐵=𝐵)= 𝑃(𝐵)/𝑃(𝐵) =1; 3) Пусть 𝐴1,...,𝐴𝑛,... – попарно несовместные события. 𝑃(𝐴1,...,𝐴𝑛,...|𝐵) = 𝑃((𝐴1+...+𝐴𝑛+...)𝐵) / 𝑃(𝐵) = (счетная дистрибутивность пересечения отн-но объединения) = 𝑃(𝐴1𝐵+...+𝐴𝑛𝐵+...) / 𝑃(𝐵) = (𝐴𝑖𝐵⊆𝐴𝑖. Т.к. 𝐴𝑖, 𝑖∈N попарно несовместны, то и 𝐴𝑖𝐵, 𝑖∈N также будут попарно несовместны) =акс3= (𝑃(𝐴1𝐵)+...+𝑃(𝐴𝑛𝐵)+...) / 𝑃(𝐵) = 𝑃(𝐴1𝐵)/𝑃(𝐵) +...+ 𝑃(𝐴𝑛𝐵)/𝑃(𝐵) +... = 𝑃(𝐴1|𝐵)+ ...+ 𝑃(𝐴𝑛|𝐵)+.... Док-ва св-в: 1) 1) 𝑃(¬𝐴|𝐵)=1−𝑃(𝐴|𝐵); 2) 𝑃(∅|𝐵)=0; 3) Если 𝐴1⊆𝐴2, то 𝑃(𝐴1|𝐵)≤𝑃(𝐴2|𝐵); 4) ∀𝐴∈ℬ: 0≤𝑃(𝐴|𝐵)≤1; 5) ∀𝐴1,𝐴2∈ℬ: 𝑃(𝐴1+𝐴2|𝐵)= 𝑃(𝐴1|𝐵)+𝑃(𝐴2|𝐵) −𝑃(𝐴1𝐴2|𝐵); 6) ∀𝐴1,..,𝐴𝑛 ∈ℬ: 𝑃(𝐴1+..+𝐴𝑛|𝐵) = ∑︀(𝑖1=1,n)(𝐴𝑖1|𝐵) − ∑︀(1≤𝑖1&lt;𝑖2≤𝑛)(𝐴𝑖1𝐴𝑖2|𝐵) + ∑︀(1≤𝑖1&lt;𝑖2&lt;𝑖3≤𝑛)(𝐴𝑖1𝐴𝑖2𝐴𝑖3|𝐵) −...+ (−1)^(𝑛−1)𝑃(𝐴1...𝐴𝑛|𝐵).</text:p>
      <text:p text:style-name="P2"><text:span text:style-name="T1"/></text:p>
      <text:p text:style-name="P2"><text:span text:style-name="T1"/></text:p>
      <text:p text:style-name="P2"><text:span text:style-name="T1">1.6.</text:span> См. п1.5. Т. о ф-ле умножения в-тей для 2х событий: Пусть 𝑃(𝐴)&gt;0, тогда 𝑃(𝐴𝐵)= 𝑃(𝐴)𝑃(𝐵|𝐴). Д-во: Т.к. 𝑃(𝐴)&gt;0, то определим условную вероятность 𝑃(𝐵|𝐴)=𝑃(𝐴𝐵)/𝑃(𝐴) ⇒ 𝑃(𝐴𝐵)= 𝑃(𝐴)𝑃(𝐵|𝐴). Т. о ф-ле умножения в-тей для 𝑛 событий: Пусть: 1) 𝐴𝑖,...,𝐴𝑛 – события; 2) 𝑃(𝐴1·...·𝐴𝑛−1)&gt;0, тогда: 𝑃(𝐴1·…·𝐴𝑛)= 𝑃(𝐴2|𝐴1)· 𝑃(𝐴3|𝐴1𝐴2)·...· 𝑃(𝐴𝑛|𝐴1...𝐴𝑛−1). Д-во: 1) ∀𝑘 ∈ {1, ..., 𝑛−1}: 𝐴1·...·𝐴𝑛−1 ⊆ 𝐴1·...·𝐴𝑘−1 ⇒ (𝐴1·...·𝐴𝑘) (𝐴𝑘+1·...·𝐴𝑛−1) ⊆ 𝐴1·...·𝐴𝑘 ⇒ 𝑃(𝐴1·...·𝐴𝑛−1) ≤ 𝑃(𝐴1·...·𝐴𝑘) ⇒ ∀𝑘∈{1,...,𝑛−1}: 𝑃(𝐴1·...·𝐴𝑘) &gt; 0. 2) 𝑃(𝐴1·...· 𝐴𝑛−1·𝐴𝑛) = (𝑃(𝐴𝐵) = 𝑃(𝐴)𝑃(𝐵|𝐴)) = 𝑃(𝐴1·... ·𝐴𝑛−2·𝐴𝑛−1) 𝑃(𝐴𝑛|𝐴1·... ·𝐴𝑛−1) = (ф-ла умн. в-тей для 2х событий) = 𝑃(𝐴1·...·𝐴𝑛−2) · 𝑃(𝐴𝑛−1|𝐴1·...·𝐴𝑛−2) · 𝑃(𝐴𝑛|𝐴1·...·𝐴𝑛−1) =...= 𝑃(𝐴1)·𝑃(𝐴2|𝐴1) ·…· 𝑃(𝐴𝑛|𝐴1 ·...·𝐴𝑛−1). Пример: Есть карты с буквами алфавита, последовательно вынимают 3, A={карты в порядке образ. “небо”}; P(A)=?. A1={на 1й Н}, A2={на 2й Е}, A3={на 3й Б}, A4={на 4й О}. Тогда A=A1A2A3A4, по ф-ле умножения в-тей: P(A)= P(A1A2A3A4) =P(A1) P(A2|A1) P(A3|A2A1) P(A4|A1A2A3). <text:span text:style-name="T1">1.7.</text:span> Пусть 𝐴, 𝐵 – события, связанные с некоторым случ. экспериментом. События 𝐴 и 𝐵 наз. независимыми, если в-ть осуществления их произведения равна: 𝑃(𝐴𝐵)=𝑃(𝐴)·𝑃(𝐵). T. о связи независимости двух событий с условными в-тями их осуществления: 1) Если 𝑃(𝐵)&gt;0, то 𝐴,𝐵 – независимые т.и т.т. 𝑃(𝐴|𝐵) = 𝑃(𝐴). 2) Если 𝑃(𝐴)&gt;0, то 𝐴,𝐵 – независимые т.и т.т. 𝑃(𝐵|𝐴) = 𝑃(𝐵). Д-во: Необходимость. Дано: 𝐴,𝐵–независимые, т.е. 𝑃(𝐴𝐵)=𝑃(𝐴)𝑃(𝐵). 𝑃(𝐴|𝐵) =опр.усл.в-ти= 𝑃(𝐴𝐵)/𝑃(𝐵) = (𝐴,𝐵 – независимые) = 𝑃(𝐴)𝑃(𝐵)/𝑃(𝐵) = 𝑃(𝐴). Достаточность. Дано: 𝑃(𝐴|𝐵) = 𝑃(𝐴). 𝑃(𝐴𝐵)= (𝑃(𝐵)&gt;0 ⇒ ф-ла умножения в-тей) = 𝑃(𝐵)·𝑃(𝐴|𝐵) = 𝑃(𝐵)·𝑃(𝐴) ⇒ 𝐴, 𝐵 – независимые. События 𝐴1,..,𝐴𝑛 наз. попарно независ., если ∀𝑖,𝑗∈ {1,..,𝑛}, 𝑖!=𝑗, события 𝐴𝑖,𝐴𝑗 – независимые, т.е.: 𝑃(𝐴𝑖𝐴𝑗) = 𝑃(𝐴𝑖)𝑃(𝐴𝑗), 𝑖,𝑗=1,𝑛, 𝑖!=𝑗. События 𝐴1,..,𝐴𝑛 наз. независимыми в совокупности, если ∀𝑘∈ {2,..,𝑛} ∀𝑖1,..,𝑖𝑘 ∈ {1,...𝑛} таких, что 𝑖1&lt;𝑖2&lt;..&lt;𝑖𝑘 выполняется 𝑃(𝐴𝑖1·..·𝐴𝑖𝑘) = 𝑃(𝐴𝑖1)·..·𝑃(𝐴𝑖𝑘). 𝐴1,..,𝐴𝑛 – независимые в совокупности ⇒ 𝐴1,..,𝐴𝑛 – попарно независимые. Обратное неверно. <text:span text:style-name="T1">1.8.</text:span> Пусть (Ω, B, 𝑃) – вероятностное пр-во. Говорят, что события 𝐻1,..,𝐻𝑛∈B образуют полную группу событий, если вып. след. усл-я: 1) 𝐻𝑖𝐻𝑗=0, при 𝑖!=𝑗; 2) 𝐻1+..+𝐻𝑛 =Ω. Т. о ф-ле полной в-ти. Пусть: 1) Гипотезы 𝐻1,..,𝐻𝑛 – полная группа событий; 2) 𝑃(𝐻𝑖)&gt;0, 𝑖=1,𝑛. Тогда: 𝑃(𝐴) = 𝑃(𝐴|𝐻1)𝑃(𝐻1) + 𝑃(𝐴|𝐻2)𝑃(𝐻2) +...+ 𝑃(𝐴|𝐻𝑛)𝑃(𝐻𝑛). Д-во. 𝑃(𝐴)=𝑃(𝐴Ω)= 𝑃(𝐴(𝐻1 +...+ 𝐻𝑛)) = 𝑃(𝐴𝐻1+ 𝐴𝐻2+...+𝐴𝐻𝑛) = (𝐴𝐻𝑖⊆𝐻𝑖, 𝐴𝐻𝑗⊆𝐻𝑗 ⇒ (𝐴𝐻𝑖)·(𝐴𝐻𝑗) =0) =акс. сложения= 𝑃(𝐴𝐻1)+...+𝑃(𝐴𝐻𝑛) = (𝑃(𝐻𝑖)&gt;0 ⇒ф-ла умножения в-тей)= 𝑃(𝐴|𝐻1)𝑃(𝐻1) +...+ 𝑃(𝐴|𝐻𝑛)𝑃(𝐻𝑛). Т. о ф-ле Байеса: Пусть: 1) выполнены условия т. о ф-ле полной в-ти; 2) 𝑃(𝐴)&gt;0. Тогда: 𝑃(𝐻𝑖|𝐴) = 𝑃(𝐴|𝐻𝑖)𝑃(𝐻𝑖) / 𝑃(𝐴|𝐻1)𝑃(𝐻1)+...+𝑃(𝐴|𝐻𝑛)𝑃(𝐻𝑛), 𝑖=1,𝑛. Д-во: 𝑃(𝐻𝑖|𝐴) = опр. условной в-ти = 𝑃(𝐴𝐻𝑖)/𝑃(𝐴) = (числитель по т. умножения в-тей, знаменатель – по ф-ле полной в-ти) = 𝑃(𝐴|𝐻𝑖)𝑃(𝐻𝑖) / 𝑃(𝐴|𝐻1)𝑃(𝐻1)+...+𝑃(𝐴|𝐻𝑛)𝑃(𝐻𝑛). Вероятности 𝑃(𝐻𝑖), 𝑖=1,𝑛 наз. априорными, т. к. они известны до опыта; Вероятности 𝑃(𝐻𝑖|𝐴), 𝑖=1,𝑛 наз. апостериорными — они вычисляются после опыта. <text:span text:style-name="T1">1.9.</text:span> Схемой Бернулли наз. серия экспериментов, кот. обл. след. св-вами: 1) все испытания независимы, т.е. исход k-го испытания не зависит от исходов испытаний с номерами 1,..,k-1; 2) в-ть осущ-я успеха во всех испытаниях неизменна. T. Бернулли. В-ть осущ-я ровно 𝑘 успехов в серии из 𝑛 испытаний по схеме Бернулли – 𝑃𝑛(𝑘) = 𝐶𝑘𝑛 𝑝^𝑘 𝑞^(𝑛−𝑘), 𝑘=0,𝑛, 𝑞=1−𝑝, 𝑝 – вероятность успеха в одном испытании. Д-во: 1) Опишем результат серии с использованием кортежа (𝑥1,..,𝑥𝑛), где 𝑥𝑖=1, если в i-ом испытании произошел успех и 0, иначе. Ω={(𝑥1,..,𝑥𝑛): 𝑥𝑖∈{0,1}, 𝑖 =1,𝑛}; 2) 𝐴 = {в серии из 𝑛 испытаний произошло ровно 𝑘 успехов}. (𝑥1,..,𝑥𝑛) ∈𝐴 – тут ровно 𝑘 единиц и 𝑛−𝑘 нулей. 𝑃 {одного исхода из 𝐴} = 𝑃 {{в 1-м испытании рез-т 𝑥1} ·...· {в 𝑛-ом испытании рез-т 𝑥𝑛}} = (отдельные испытание независимы в совокупности) = 𝑃 {в 1-м 𝑥1} ·...· 𝑃 {в 𝑛-ом 𝑥𝑛} = 𝑝^𝑘 ·𝑞^(𝑛−𝑘) ⇒ одинаковая для всех исходов из 𝐴. 3) |𝐴|=? Каждый исход из 𝐴 однозначно опр. номерами 𝑘 позиций кортежа, в кот. записаны "1". То есть, число исходов в 𝐴 равно числу способов выбрать 𝑘 из 𝑛 ⇒ |𝐴|= 𝐶𝑘𝑛; 4) 𝑃𝑛(𝑘)=𝑃(𝐴) =|𝐴|· 𝑃{одного исхода из 𝐴} = 𝐶𝑘𝑛 𝑝^𝑘 𝑞^(𝑛−𝑘). Следствие 1: В-ть того, что число успехов в серии из n испыт. схемы Б. не менее k1 и не более k2: P𝑛(k1&lt;=k&lt;=k2) = ∑︀(𝑖=k1,k2) C𝑖𝑛 𝑝^𝑖 𝑞^(𝑛−𝑖), k1&lt;=k2. Д-во: Пусть Ai = {произошло ровно i успехов), i=k1,k2; A= Ak1+..+Ak2. P(A)= P(∑︀(𝑖=k1,k2)Ai) = |Ai несовместны| = ∑︀(𝑖=k1,k2) P(Ai) = ∑︀(𝑖=k1,k2) C𝑖𝑛 𝑝^𝑖 𝑞^(𝑛−𝑖). Следствие 2: В-ть того, что в серии из n испытаний по схеме Б. произойдет хотя бы один успех, можно найти по ф-ле: P𝑛(k&gt;=1) = 1 - q^n. Д-во: Pn(k&gt;=1)= 1 - P{в серии из n испытаний 0 успехов} = 1 - Pn(0) = <text:s/>1 - q^n.</text:p>
      <text:p text:style-name="P3"/>
      <text:p text:style-name="P3"/>
      <text:p text:style-name="P2"><text:span text:style-name="T1">2.1.</text:span> Пусть (Ω, ℬ, 𝑃) <text:s/>- вероятностное пр-во. Случайной величиной наз. ф-ию X: Ω-&gt;R такую, что ∀𝑥∈R мн-во {w:X(w)&lt;x} ∈ℬ (т.е. ∀𝑥 это мн-во явл. событием). Функцией распределения в-тей случ. вел. 𝑋 наз. отображение: 𝐹_𝑋: R→R, определенное условием: 𝐹_𝑋(𝑥) = 𝑃{𝑋&lt;𝑥}. Св-ва: 1) ∀𝑥∈R: 0≤𝐹(𝑥)≤1; 2) если 𝑥1≤𝑥2, то 𝐹(𝑥1)≤𝐹(𝑥2), т.е. 𝐹 явл. неуб. ф-ей; 3) lim(𝑥→−∞) 𝐹(𝑥) =0, lim(𝑥→+∞) 𝐹(𝑥) =1; 4) 𝑃{𝑥1≤𝑋&lt;𝑥2} = 𝐹(𝑥2)−𝐹(𝑥1); 5) lim(𝑥→𝑥0−) 𝐹(𝑥) = 𝐹(𝑥0), т.е. 𝐹 непрерывна слева в каждой точке. Д-ва: 1) F(x)= 𝑃{𝑋&lt;𝑥}, 0≤𝑃≤1; 2) F(x2)=𝑃{X&lt;x2} = P{X&lt;x1} + P{𝑥1≤𝑋&lt;𝑥2} ≥ F(x1); 3) докажем lim(𝑥→+∞) 𝐹(𝑥) =1: рассмотрим посл-ть x1,..,xn,.. такую, что x1≤..≤xn≤.., lim(n→∞) xn = +∞; рассмотрим посл-ть событий An={X &lt; xn}, n≥1; A1⊆..⊆An⊆..; тогда эта посл-ть неуб.; по акс. непрерывности: lim(𝑥→+∞)𝐹(𝑥n) = lim(𝑥→+∞)P(An) = P{X&lt;+∞}=1; аналогично для lim(𝑥→−∞) 𝐹(𝑥) =0; 4) 𝑃{X&lt;x2} = P{X&lt;x1} + P{𝑥1≤𝑋&lt;𝑥2} =&gt; 𝑃{X&lt;x2} - P{X&lt;x1} = P{𝑥1≤𝑋&lt;𝑥2} =&gt; P{𝑥1≤𝑋&lt;𝑥2} = F(x2) - F(x1); 5) пусть посл-ть x1,..,xn,.. такая, что x1≤..≤xn≤.., lim(n→∞) xn = x0; тогда An={X &lt; xn}, n≥1 - неуб. посл-ть событий; по акс. непрерывности: lim(𝑥→+∞)𝐹(𝑥n) = lim(𝑥→+∞)P(An) = P{X&lt;x0}= F(x0). (С исп. опр. предела ф-ии по Гейне: lim(x→x0-) F(x) = F(x0)). <text:span text:style-name="T1">2.2.</text:span> См. п2.1. Сл. вел. X наз. дискретной, если мн-во ее значений конечно или счетно. Сл. вел. X наз. непрер, если ∃𝑓: R→R такая, что ф-ию сл. вел. 𝑋 можно представить в виде: ∀𝑥∈R: 𝐹(𝑥) = ∫︀(𝑥,−∞) 𝑓(𝑡)𝑑𝑡. Св-ва: 1) 𝑓(𝑥)≥0, 𝑥∈R; 2) 𝑃{𝑥1≤𝑋&lt;𝑥2} = ∫︀(𝑥2,𝑥1) 𝑓(𝑥) 𝑑𝑥; 3) ∫︀(+∞,−∞) 𝑓(𝑥) 𝑑𝑥 =1 (условие нормировки); 4) Если ∆𝑥 мало, а 𝑥0 - точка непрерывности ф-ии 𝑓, то 𝑃{𝑥0≤𝑋&lt;𝑥0+∆𝑥} ≈ 𝑓(𝑥0)∆𝑥; 5) Если 𝑋 - непрер. сл. вел., то для любого наперед заданного 𝑥0: 𝑃{𝑋=𝑥0} =0. Д-ва: 1) F(x) - неуб. ф-я =&gt; 𝑓(𝑥)= F`(x)≥0; 2) по св-ву ф-ии распределения: 𝑃{𝑥1≤𝑋&lt;𝑥2} = 𝐹(𝑥2)−𝐹(𝑥1) = ∫︀(𝑥2,x1) 𝑓(x)𝑑x - ф-ла Ньютона-Лейбница; 3) lim(𝑥1→-∞, 𝑥2→+∞) ∫︀(x2,x1) 𝑓(𝑥) 𝑑𝑥 = lim(𝑥2→+∞) F(x2) - lim(𝑥1→-∞) F(x1) = 1 - 0 = 1; 4) 𝑃{𝑥0≤𝑋&lt;𝑥0+∆𝑥} = F(x0+∆𝑥) - F(x0) = |x0 - т. непрер., ∆𝑥 - мало, считаем (x0, x0+∆𝑥) непрер. =&gt; по т.Лагранжа| = f(c)∆𝑥 = |c∈(x0, x0+∆𝑥), ∆𝑥-мало =&gt; f(c)≈f(x0)| ≈ f(x0)∆𝑥; 5) 𝑃{𝑋=𝑥0} = lim(∆𝑥→0) 𝑃{𝑥0≤𝑋&lt;𝑥0+∆𝑥} = lim (∆𝑥→0) f(x0)∆𝑥 = |f(x) непр. =&gt; огр.| =0. <text:span text:style-name="T1">2.3.</text:span> Говорят, что непр. СВ X имеет норм. распр-ие (Гаусса) с параметрами m и σ^2 (σ&gt;0), если ее плотность распр-ия имеет вид: f(x) = 1/(root(2𝜋)σ) * e^(-(x-m)^2 / 2σ^2), x∈R. Обозначается X~N(m,σ^2). Геом. смысл. параметров: m - мат. ожидание/медиана (центр), σ - дисперсия (чем больше, тем площе). Если m=0, σ=1, то норм. СВ X~N(0,1) наз. стандартной нормальной величиной: f(x) = 1/root(2𝜋) * e^(-x^2 / 2), x∈R. P{a≤𝑋&lt;b} = 1/(root(2𝜋)σ) * ∫︀(b,a) e^(-(x-m)^2 / 2σ^2) dx = |t=(x-m)/σ; dt=1/σ dx | = σ/(root(2𝜋)σ) * ∫︀((b-m)/σ,(a-m)/σ) e^(-t^2 /2) dt = |в-ть того, что станд. норм. СВ попала [(b-m)/σ;(a-m)/σ)| = Ф((b-m)/σ) - Ф((a-m)/σ), где Ф(x)=𝐹_0,1(𝑥) = 1/√2𝜋 ∫︁(𝑥,−∞) 𝑒^(−𝑡^2 /2) 𝑑𝑡 – ф-я Лапласа. <text:span text:style-name="T1">2.4.</text:span> Сл. вектор: Пусть: 1) (Ω, ℬ, 𝑃) - вероятностное пр-во; 2) СВ-ы 𝑋1(𝑤),..,𝑋𝑛(𝑤) заданы на этом вероятностном пр-ве. n-мерным сл. вектором (n-мерной СВ) наз. кортеж 𝑋⃗ = (𝑋1(𝑤),..,𝑋𝑛(𝑤)). При этом, СВ 𝑋𝑖(𝑤) наз. i-ой координатой вектора 𝑋⃗. Ф-ей распр. в-тей n-мерного сл. вектора (X1,..,Xn) наз. отображение F: R^n→R^n, которое определено условием: F(X1,..,Xn) = P{X1&lt;x1,..,Xn&lt;xn}. Св-ва (n=2): 1) 0≤ 𝐹(𝑥1,𝑥2) ≤1; 2) а) при фиксированном 𝑥2 ф-ия 𝐹(𝑥1,𝑥2) явл. неуб. ф-ей от 𝑥1; б) —//— 𝑥1 —//— 𝑥2 —//—; 3) lim(𝑥1→−∞) 𝐹(𝑥1,𝑥2) = lim(𝑥2→−∞) 𝐹(𝑥1,𝑥2) =0; 4) lim(𝑥1→+∞, 𝑥2→+∞) 𝐹(𝑥1,𝑥2)=1; 5) lim(𝑥1→+∞) 𝐹(𝑥1,𝑥2) = 𝐹_𝑋2 (𝑥2), lim(𝑥2→+∞) 𝐹(𝑥1,𝑥2) = 𝐹_𝑋1 (𝑥1); 6) 𝑃 {𝑎1≤𝑋1&lt;𝑏1, 𝑎2≤𝑋2&lt;𝑏2} = 𝐹(𝑏1,𝑏2) − 𝐹(𝑎1,𝑏2) − 𝐹(𝑏1, 𝑎2) + 𝐹(𝑎1,𝑎2); 7) а) при фикс. 𝑥2 ф-ия 𝐹(𝑥1,𝑥2) как ф-ия от 𝑥1 явл. непрер. слева во всех точках; б) —//— 𝑥1 —//— 𝑥2 —//—. Д-ва: 1-2) аналогично п2.2; 3) докажем lim(𝑥2→−∞) 𝐹(𝑥1,𝑥2) =0: рассмотрим событие {{X1&lt;x1}*{X2&lt;−∞}} – невозможное событие т.к. {X2&lt;−∞} – невозможное событие =&gt; 𝐹(𝑥1,−∞)= P{X1&lt;x1, X2&lt;−∞} =0; 4) аналогично св-ву 3, но оба события достоверны, сл-но произведение достоверно; 5) {X1&lt;x1}*{X2&lt;+∞} = {X1&lt;x1}, т.к. событие {X2&lt;+∞} достоверное. <text:span text:style-name="T1">2.5. </text:span>См. п2.4. Д-во: 6) P{X1&lt;b1,X2&lt;b2} = P{a1≤X1&lt;b1, a2≤X2&lt;b2} + P{X1&lt;a1, a2≤X2&lt;b2} + P{a1≤X1&lt;b1, X2&lt;a2} + P{X1&lt;a1,X2&lt;a2} = P{a1≤X1&lt;b1, a2≤X2&lt;b2} + P{X1&lt;a1,X2&lt;b2} - P{X1&lt;a1,X2&lt;a2} + P{X1&lt;b1,X2&lt;a2} - P{X1&lt;a1,X2&lt;a2} + P{X1&lt;a1,X2&lt;a2} =&gt; P{a1≤X1&lt;b1, a2≤X2&lt;b2} = P{X1&lt;b1,X2&lt;b2} - P{X1&lt;a1,X2&lt;b2} <text:s/>- P{X1&lt;b1,X2&lt;a2} + P{X1&lt;a1,X2&lt;a2}.</text:p>
      <text:p text:style-name="P2"><text:span text:style-name="T1"/></text:p>
      <text:p text:style-name="P2"><text:span text:style-name="T1"/></text:p>
      <text:p text:style-name="P2"><text:span text:style-name="T1">2.6.</text:span> См. п2.4. Сл. вектор (X1,..,Xn) наз. непрер. если сущ. ф-ия 𝑓(x1,..,fn) такая, что F(x1,..,xn)= ∫︀(𝑥1,−∞) 𝑑𝑡1 ·...· ∫︀(𝑥𝑛,−∞) 𝑓(𝑡1, ..., 𝑡𝑛) 𝑑𝑡𝑛, где 𝐹 – ф-ия распр-ия вектора (𝑋1, ..., 𝑋𝑛). Функция 𝑓(𝑥1, ..., 𝑥𝑛) = 𝛿^𝑛 𝐹(𝑥1,...,𝑥𝑛) / 𝛿𝑥1·...·𝛿𝑥𝑛 наз. (совместной) плотностью распр-ия в-тей сл. вектора. Св-ва (n=2): 1) 𝑓(𝑥1,𝑥2)≥0; 2) 𝑃 {𝑎1≤𝑋1&lt;𝑏1, 𝑎2≤𝑋2&lt;𝑏2} = ∫︀(𝑏1,𝑎1) 𝑑𝑥1 ∫︀(𝑏2,𝑎2) 𝑓(𝑥1,𝑥2) 𝑑𝑥2; 3) ∫︀∫︀(R^2) 𝑓(𝑥1,𝑥2) 𝑑𝑥1𝑑𝑥2 =1; 4) 𝑃 {𝑥1≤𝑋1&lt;𝑥1+∆𝑥1, 𝑥2≤𝑋2&lt;𝑥2+∆𝑥2} ≈ 𝑓(𝑥1,𝑥2)· ∆𝑥1·∆𝑥2, если (𝑥1,𝑥2) – точка непрерывности ф-ии f(x1,x2); 5) Для любого наперед заданного (𝑥1^∘,𝑥2^∘): 𝑃{(𝑋1,𝑋2) = (𝑥1^∘,𝑥2^∘)} =0, если (𝑋1,𝑋2) – непрер. сл. вектор; 6) 𝑃{(𝑋1,𝑋2)∈𝐷} = ∫︀∫︀(𝐷) 𝑓(𝑥1,𝑥2) 𝑑𝑥1𝑑𝑥2; 7) 𝑓_𝑋1(𝑥1) = ∫︀(+∞,−∞) 𝑓(𝑥1,𝑥2) 𝑑𝑥2, 𝑓_𝑋2(𝑥2) = ∫︀(+∞,−∞) 𝑓(𝑥1,𝑥2) 𝑑𝑥1, где 𝑓_𝑋𝑖 (𝑥𝑖) – ф-ия (частная, маргинальная) плотности распр-ия в-тей СВ-ы. Д-ва: 1-5) аналогично одномерному случаю см. п2.2; 6) явл. обобщением св-ва 2; 7) F_X1(x1) = F(x1, +∞) = |опр. непр. сл. вектора| = ∫︀(𝑥1,−∞)𝑑𝑡1 ∫︀(+∞,−∞) 𝑓(𝑡1,𝑡2) 𝑑𝑡2; продиф. обе части по x1: f_x1(x1) = |по Т. о производной инт-ла с перем. пределом| = ∫︀(+∞,−∞) 𝑓(x1,𝑡2) 𝑑𝑡2. <text:span text:style-name="T1">2.7.</text:span> СВы X и Y наз. независ., если F(x,y)= F_X(x) F_Y(y), где F - совместная ф-ия распр. СВ X и Y. Св-ва: 1) СВы 𝑋 и 𝑌 независ. ⇔ ∀𝑥,𝑦∈R события {𝑋&lt;𝑥} и {𝑌&lt;𝑦} независ.; 2) СВы 𝑋 и 𝑌 независ. ⇔ ∀𝑥1,𝑥2∈R, ∀𝑦1,𝑦2∈R события {𝑥1≤𝑋&lt;𝑥2} и {𝑦1≤𝑌&lt;𝑦2} независ.; 3) СВы 𝑋 и 𝑌 независ. ⇔ ∀𝑀1,𝑀2, события {𝑋∈𝑀1} и {𝑌∈𝑀2} независ., где 𝑀1 и 𝑀2 – промежутки или объединения промежутков в R; 4) если 𝑋 и 𝑌 – дискр. СВы, то 𝑋 и 𝑌 – независ. ⇔ 𝑃{(𝑋,𝑌)=(𝑥𝑖,𝑦𝑖)} ≡ 𝑃{𝑋=𝑥𝑖} 𝑃{𝑌=𝑦𝑗}; 5) если 𝑋 и 𝑌 – непрер. СВы, то 𝑋 и 𝑌 – независ. ⇔ 𝑓(𝑥,𝑦) ≡ 𝑓_𝑋(𝑥) 𝑓_𝑌(𝑦), где 𝑓 – совместная пл-ть распр. сл. вектора (𝑋,𝑌), 𝑓_𝑋 и 𝑓_𝑌 – марг-ные пл-ти распр. СВ 𝑋 и 𝑌. Док-ва: 1) непосредственно следует из опр. независ. СВ; 2) необх. (=&gt;): Пусть F(x,y)= F_X(x) F_Y(y), тогда 𝑃 {x1≤𝑋&lt;x2, y1≤Y&lt;y2} = 𝐹(x2,y2) − 𝐹(x1,y2) − 𝐹(x2,y1) + 𝐹(x1,y1) = F_X(x2) F_Y(y2) - F_X(x1) F_Y(y2) - F_X(x2) F_Y(y1) + F_X(x1) F_Y(y1) = [F_X(x2) - F_X(x1)][F_Y(y2) - F_Y(y1)] = P{𝑥1≤𝑋&lt;𝑥2} P{𝑦1≤𝑌&lt;𝑦2}; дост. (&lt;=): Пусть ∀𝑥1,𝑥2,𝑦1,𝑦2∈R: 𝑃{𝑥1≤𝑋&lt;𝑥2, 𝑦1≤𝑌&lt;𝑦2} = 𝑃{𝑥1≤𝑋&lt;𝑥2} 𝑃{𝑦1≤𝑌&lt;𝑦2}, тогда 𝐹(𝑥,𝑦)= 𝑃{𝑋&lt;𝑥,𝑌&lt;𝑦} = 𝑃{−∞&lt;𝑋&lt;𝑥, −∞&lt;𝑌&lt;𝑦} = |𝑥1=−∞,𝑥2=𝑥, 𝑦1=−∞,𝑦2=𝑦| = 𝑃{−∞&lt;𝑋&lt;𝑥} 𝑃{−∞&lt;𝑌&lt;𝑦} = 𝐹_𝑋(𝑥) 𝐹_𝑌(𝑦); 3) явл. обобщением св-в 2 и 3; 4) =&gt;: 𝑃{(𝑋,𝑌)=(𝑥𝑖,𝑦𝑖)} = 𝑃{𝑋=𝑥𝑖,𝑌=𝑦𝑖} = 𝑃{𝑋=𝑥𝑖} 𝑃{𝑌=𝑦𝑗}; &lt;=: рассм. сл. вектор (X, Y) у которого конечное мн-во значений: X∈{x1,..,xm}, Y∈{y1,..,yn}; F(x,y) = P{X&lt;x,Y&lt;y} = P{X∈{x1,..,xk}, Y∈{y1,..,yl}} = P{(X,Y) ∈ {(xi,yj): i=1,k, j=1,l}} = ∑︀(𝑖=1,k) ∑︀(j=1,l) P{(X,Y)=(xi,yj)} = ∑︀(𝑖=1,k) ∑︀(j=1,l) 𝑃{𝑋=𝑥𝑖} 𝑃{𝑌=𝑦𝑗} = (∑︀(𝑖=1,k) 𝑃{𝑋=𝑥𝑖}) (∑︀(j=1,l) 𝑃{𝑌=𝑦𝑗}) = P{X∈{x1,..,xk}} P{Y∈{y1,..,yl}} = F_X(x) F_Y(y); 5) =&gt;: Пусть F(x,y)= F_X(x) F_Y(y), тогда f(x,y) = ∂^2 F(x,y) / ∂x∂y = ∂^2/∂x∂y (F_X(x) F_Y(y)) = [∂/∂x F_X(x)] [∂/∂y F_Y(y)] = f_X(x) f_Y(y); &lt;=: Пусть f(x,y)= f_X(x) f_Y(y), тогда F(x,y) = ∫︀(𝑥,−∞)𝑑𝑡1 ∫︀(y,−∞) 𝑓(𝑡1,𝑡2) 𝑑𝑡2 = ∫︀(𝑥,−∞)𝑑𝑡1 ∫︀(y,−∞) 𝑓_X(𝑡1) 𝑓_Y(𝑡2) 𝑑𝑡2 = ∫︀(𝑥,−∞) 𝑓_X(𝑡1) 𝑑𝑡1 ∫︀(y,−∞) 𝑓_Y(𝑡2) 𝑑𝑡2 = F_X(x) F_Y(y). СВ X1,..,Xn заданные на одном в-тном пр-ве наз.: 1) попарно независ., если для всех i!=j xi,xj - независ. СВ; 2) независ. в совокупности, если F(x1,..,Xn) = F_X1(x1) *...* F_Xn(xn), где F - совместная ф-ия распр. сл. вектора (X1,..,Xn). F_Xi(xi) - маргинальная ф-ия распр. Xi, i=1,n. <text:span text:style-name="T1">2.8.</text:span> Условное распр-ие – распр-ие СВ при условии, что другая СВ приняла определенное значение. Пусть: 1) (X,Y) – дискр. сл. вектор; 2) X∈{x1,..,xm}, Y∈{y1,..,yn}; 3) Обозн. pij= P{(X,Y)=(xi,yj)}. Тогда если Y=yj, то P{X=xi|Y=yi} = P{X=xi, Y=yi} / P{Y=yi} = pij/P_Yj = pij / ∑︀(i=1,m) pij. Для дискр. двумерного вектора (X,Y) усл. в-ть того, что СВ X приняла значение xi при условии, что СВ Y приняла значение yi наз. число пij = pij / P_Yj. Условной пл-тью распр-ия СВ X при условии, что СВ Y приняла значение y наз. 𝑓_X(x|Y=y) = 𝑓(x,y) / 𝑓_Y(y). Критерий независ. СВ в терминах усл. распр-ия: Пусть (X,Y) - сл. вектор, тогда 1) эквивалентны: X,Y независ.; F_X(x|Y=y) = F_X(x) ∀y, для кот. опр. F_X(x|Y=y); *тоже самое, но поменять x и y*; 2) Если (X,Y) непр. сл. вектор, тогда экв-ны: *все тоже самое, но вместо F писать 𝑓*; 3) Если (X,Y) дискр. сл. вектор, тогда экв: X,Y независ.; P{X=xi|Y=yj} = P{X=xi} для всех j=1,n; *тоже самое, но поменять x и y*; (здесь 𝑋∈{𝑥1,..,𝑥𝑚}, 𝑌∈{𝑦1,..,𝑦𝑛}).</text:p>
      <text:p text:style-name="P2"><text:span text:style-name="T1"/></text:p>
      <text:p text:style-name="P2"><text:span text:style-name="T1"/></text:p>
      <text:p text:style-name="P2"><text:span text:style-name="T1">2.9.</text:span> Скалярная ф-ия от одномерной СВ: Пусть: 1) 𝑋 – нек. СВ; 2) 𝜙: R→R. Тогда 𝑌=𝜙(𝑋) — нек. СВ. Т. о ф-ле вычисл. пл-ти СВ: Пусть: 1) X - непрер. СВ; 2) 𝑓_X(x) - пл-ть распр. СВ X; 3) 𝜙: R→R - монотон. и непрер. дифф. ф-ия; 4) 𝜓 – ф-ия, обратная к 𝜙; 5) Y=𝜙(X). Тогда: 1) Y также явл. непрер. СВ; 2) Пл-ть в-ти 𝑓_𝑌(𝑦)= 𝑓_𝑋(𝜓(𝑦))·|𝜓′(𝑦)|. Д-во: По опр. ф-ии распр. F_Y(y) = P{Y&lt;y} = P {𝜙(X)&lt;y}, т.к. 𝜙 - монотон., то сущ. обратная к ней ф-ия 𝜙^-1=𝜓. Событие {𝜙(X)&lt;y} равно: если 𝜙 - возр. ф-ия - {X&lt;𝜓(y)}; если 𝜙 - убыв. ф-ия - {𝜓(y)&lt;X}. Тогда F_Y(y)= P{𝜙(X)&lt;y} = {P{X&lt;𝜓(y)} = F_X(𝜓(y)), если 𝜙 - возр. ф-ия; P{𝜓(y)&lt;X} = 1- F_X(𝜓(y)), если 𝜙 - убыв. ф-ия}. Тогда 𝑓_𝑌(𝑦)= F`_Y(y) = {d/dy [F_X(𝜓(y))] = F`_X(𝜓(y)) 𝜓`(y), 𝜙 возр.;d/dy [1- F_X(𝜓(y))] = -F`_X(𝜓(y)) 𝜓`(y), 𝜙 убыв.} = F`_X(𝜓(y))· |𝜓`(y)|. Т. для кусочно-монотон.: Пусть: 1) X - непрер. СВ; 2) 𝑓_X(x) - пл-ть распр. СВ X; 3) 𝜙: R→R - кусочно-монотон. ф-ия, имеющая 𝑛 интервалов монот-ти; 4) 𝜙 - непрер. дифф. ф-ия; 5) для данного y∈R, x1=x1(y), .., xk=xk(y) (k≤n) - все реш. ур-я 𝜙(x)=y, принадлежащие интервалам I1,..,Ik монот-ти ф-ии; 6) 𝜓1(𝑦),..,𝜓k(𝑦) - ф-ии, обратные к 𝜙 на соотв. интервалах. Тогда: Пл-ть в-ти 𝑓_𝑌(𝑦)= ∑︀(i=1,k) 𝑓_𝑋(𝜓i(𝑦))·|𝜓i′(𝑦)|.<text:span text:style-name="T1"> 2.10.</text:span> Скал. ф-ия сл. вектора: Пусть: 1) (𝑋1,𝑋2) – двумерный сл. вектор; 2) 𝜙: R^2→R. Тогда 𝑌=𝜙(𝑋1,𝑋2) – нек. одномерная СВ (скал.). Ф-ла вычисл. ф-ии распр. СВ: Если (X1,X2) - непр. сл. вектор, то F_Y(y)= ∫︁∫︁(𝐷(𝑦)) 𝑓(𝑥1,𝑥2) 𝑑𝑥1𝑑𝑥2, где 𝑓 – совместная пл-ть распр. СВ 𝑋1 и 𝑋2, 𝐷(𝑦) = {(𝑥1, 𝑥2): 𝜙(𝑥1,𝑥2)&lt;𝑦}. Д-во: 𝐹_𝑌(𝑦) = 𝑃{𝑌&lt;𝑦} = 𝑃{(𝑋1,𝑋2)∈𝐷(𝑦)} = |св-во непр. сл. вектора| = ∫︀∫︀(𝐷(𝑦)) 𝑓(𝑥1,𝑥2) 𝑑𝑥1𝑑𝑥2. Т. о ф-ле свертки: Пусть есть двумерный сл. вектор (𝑋1,𝑋2), и: 1) (𝑋1,𝑋2) – непрер. сл. вектор; 2) 𝑋1,𝑋2 – независ.; 3) 𝑌=𝑋1+𝑋2. Тогда 𝑓_𝑌(𝑦) = ∫︀(+∞,−∞) 𝑓_𝑋1(𝑥1) 𝑓_𝑋2(𝑦−𝑥1) 𝑑𝑥1 – ф-ла свертки. Д-во: 𝐹_𝑌(𝑦) = 𝑃{𝑌&lt;𝑦} = 𝑃{𝑋1+𝑋2&lt;𝑦} = ∫︀∫︀𝐷(𝑦) 𝑓(𝑥1,𝑥2) 𝑑𝑥1 𝑑𝑥2 = |𝑥1,𝑥2– независ., X2=Y-X1| = ∫︀(+∞,−∞) 𝑑𝑥1 ∫︀(𝑦−𝑥1,−∞) 𝑓_𝑋1(𝑥1) 𝑓_𝑋2(𝑥2) 𝑑𝑥2 = ∫︀(+∞,−∞) 𝑓_𝑋1(𝑥1) 𝐹_𝑋2(𝑦−𝑥1) 𝑑𝑥1. Продиф-руем по y: 𝑓_𝑌(𝑦)= 𝑑/𝑑𝑦 (𝐹_𝑌(𝑦)) = [∫︀(+∞,−∞) 𝑓_𝑋1(𝑥1) 𝐹_𝑋2(𝑦−𝑥1) 𝑑𝑥1]′ = |𝑑/𝑑𝑦 (𝐹_𝑋2(𝑦−𝑥1)) = 𝑓_𝑋2(𝑦−𝑥1)| = ∫︀(+∞,−∞) 𝑓_𝑋1(𝑥1) 𝑓_𝑋2(𝑦−𝑥1) 𝑑𝑥1. <text:span text:style-name="T1">2.11.</text:span> Пусть 𝑋 – дискр. СВ. Мат. ожид. (ср. значение) СВ 𝑋: 𝑀[𝑋]= ∑︀(𝑖) 𝑥𝑖 𝑝𝑖, где 𝑝𝑖=𝑃{𝑋=𝑥𝑖}, 𝑖 пробегает все номера эл-тов конечного мн-ва значений СВ. Пусть 𝑋 – непрер. СВ, 𝑓_𝑋(𝑥) – пл-ть распр-ия. Мат. ожид. (ср. значение) СВ 𝑋: 𝑀[𝑋]=∫(+∞,−∞) 𝑥𝑓(𝑥) 𝑑𝑥. Мех. смысл: Дискр. СВ X можно интерпрет-ть как систему точек x1,x2,.. на прямой; масса т. xi равна pi. Коорината центра масс этой системы: x_ц.м. = ∑︀(𝑖) 𝑥𝑖 𝑝𝑖 / ∑︀(𝑖) 𝑝𝑖 = ∑︀(𝑖) 𝑥𝑖 𝑝𝑖 = MX. Св-ва: 1) Если (ряд {X|x0;P|1}) 𝑃{𝑋=𝑥0}=1 (т. е. если 𝑋 фактически не явл. СВ), то 𝑀𝑋=𝑥0; 2) 𝑀[𝑎𝑋+𝑏]= 𝑎·𝑀[𝑋]+𝑏; 3) 𝑀[𝑋1+𝑋2]= 𝑀𝑋1+𝑀𝑋2; 4. Если 𝑋1,𝑋2 — независ., то 𝑀[𝑋1𝑋2] = 𝑀𝑋1·𝑀𝑋2. Д-ва: 1) MX=1·x0=x0; 2) для непрер. СВ: M[aX+b]= |𝜙(𝑥)=ax+b| = ∫(R) (ax+b)𝑓(x) dx = a∫(R)x𝑓(x)dx + b∫(R)𝑓(x)dx = a·MX + b·1; 3) для дискр. СВ: M(X1+X2)= |𝜙(𝑥1,𝑥2)=𝑥1+𝑥2| = ∑︀(𝑖)∑︀(j) (𝑥1𝑖+𝑥2j) 𝑝𝑖j = ∑︀(𝑖) 𝑥1𝑖·∑︀(𝑗) 𝑝𝑖𝑗 + ∑︀(𝑖) 𝑥2𝑗·∑︀(j) 𝑝𝑖𝑗 = ∑︀(𝑖) 𝑥1𝑖 P{X1=x1i} + ∑︀(𝑗) 𝑥2𝑗 P{X2=x2𝑗} = MX1+MX2; 4) для непр. сл. вел.: M[X1X2] = |𝜙(𝑥1,𝑥2)=𝑥1𝑥2| = ∫∫(R^2) x1x2𝑓(x1,x2) dx1dx2 = <text:s/>∫∫(R^2) x1x2 𝑓_X1(x1) 𝑓_X2(x2) dx1dx2 = ∫(+∞,−∞) x1 𝑓_X1(x1) dx1 ∫(+∞,−∞) x2 𝑓_X2(x2) dx2 = M[X1]M[X2]. Ф-лы: 1) Пусть 𝑋 – СВ, 𝜙: R→R - нек. ф-ия Y=𝜙(X): M[Y]= ∑︀(𝑖) 𝜙(𝑥𝑖)𝑝𝑖, если 𝑋 дискр. СВ; 𝑀[Y] = ∫︀(+∞,−∞) 𝜙(𝑥)𝑓(𝑥)𝑑𝑥, если 𝑋 непрер. СВ; 2) Пусть 𝑋⃗=(𝑋1,𝑋2) – сл. вектор, 𝜙: R^2→R, Y=𝜙(X1,X2): M[Y]= ∑︀(𝑖,𝑗) 𝜙(𝑥1𝑖,𝑥2𝑗) 𝑝𝑖𝑗, если 𝑋⃗ дискр. сл. вектор, 𝑝𝑖𝑗= P{(X1,X2) = (x1𝑖,x2𝑗)}; 𝑀[Y] = ∫︀∫︀(R^2) 𝜙(𝑥1,𝑥2) 𝑓(𝑥1,𝑥2) 𝑑𝑥1 𝑑𝑥2, если 𝑋⃗ непрер. сл. вектор.<text:span text:style-name="T1"> 2.12.</text:span> Пусть X - СВ, m=MX. Дисперсией СВ 𝑋 наз. 𝐷[𝑋] = 𝑀[(𝑋−𝑚)^2]. Мех. смысл дисперсии (для дискр. СВ): момент инерции системы точек отн-но центра масс, т.е. характ-ует разброс значений СВ отн-но мат. ожид. Чем больше дисперсия, тем больше разброс. Св-ва: 1) 𝐷𝑋≥0; 2) если 𝑃{𝑋=𝑥0}=1, то 𝐷𝑋=0; 3) 𝐷[𝑎𝑋+𝑏] =𝑎^2 𝐷𝑋, 𝑎,𝑏=𝑐𝑜𝑛𝑠𝑡; 4) 𝐷[𝑋] = 𝑀[𝑋^2] − (𝑀𝑋)^2; 5) если 𝑋1, 𝑋2 – независ. СВ, то 𝐷[𝑋1+𝑋2] = 𝐷[𝑋1]+𝐷[𝑋2]. Д-ва: 1) DX=MY, где Y= (X - MX)^2 ≥0 =&gt; MY≥0; 2) DX= |MX=x0| = |∑︀(𝑖) (𝑥𝑖 - m)^2 𝑝𝑖| = (x0-x0)^2 ·1=0; 3) D[aX+b] = M[((aX+b) - M(aX+b))^2] = M[(aX+b - aM[X] -b)^2] = M[a^2 (X-MX)^2] = a^2 M[(X-m)^2] = a^2 DX; 4) DX= M[(X-m)^2] = M[X^2 - 2mX + m^2] = M[X^2] - 2mM[X] + M[m^2] = M[X^2] - 2·m^2 + m^2 = M[X^2] - m^2; 5) <text:s/>D[X1+X2] = |по св-ву 4| M[(X1+X2)^2] - M[X1+X2]^2 = M[X1^2] + M[X2^2] + 2M[X1X2] - M[X1]^2 - M[X2]^2 - 2M[X1]M[X2] = |X1,X2 независ.| = (𝑀[𝑋1^2] − (𝑀𝑋1)^2) + (𝑀[𝑋2^2] − (𝑀𝑋2)^2) = 𝐷𝑋1+𝐷𝑋2. DX имеет размерность квадрата СВ X (т.е. если X в метрах, то DX - м^2). Поэтому <text:s/>исп. величину σ_X = root(DX) - среднеквадратичное отклонение СВ X.</text:p>
      <text:p text:style-name="P2"><text:span text:style-name="T1"/></text:p>
      <text:p text:style-name="P2"><text:span text:style-name="T1"/></text:p>
      <text:p text:style-name="P2"><text:span text:style-name="T1">2.13.</text:span> <text:s/>См. п2.11 и п2.12. Биномиальная СВ: X~B(n,p); P{X=k}= Ckn p^k q^(n-k), k=0,n; X равна числу успехов в n испытаниях по сх. Бернулли, поэтому рассм. СВ Xi={1, если в i-м испытании успех; 0, иначе}, i=1,n; Тогда X= ∑︀(𝑖=1,n) Xi, M[X]= M[∑︀(𝑖=1,n) Xi] = ∑︀(𝑖=1,n) MXi = np, т.к. MXi=p; DX= D[∑︀(𝑖=1,n) Xi] = |события независ.| = ∑︀(𝑖=1,n) DXi =npq, т.к. DXi=pq. Пуассоновская СВ: X~П(λ); P{X=k}= λ^k /k! ·e^-λ, k=0,1,2,..; M[X]= ∑︀(k=1,∞) k·λ^k /k! ·e^-λ = |i=k-1| = λ·e^-λ ∑︀(i=0,∞) λ^i /i! = |ряд Маклорена| = λ·e^-λ e^λ = λ; DX= M[X^2] - (MX)^2; M[X^2] = ∑︀(k=1,∞) k^2·λ^k /k! ·e^-λ = |i=k-1| = λ·e^-λ ∑︀(i=0,∞) (i+1)·λ^i /i! = λ·e^-λ [∑︀(i=0,∞) i·λ^i /i! + ∑︀(i=0,∞) λ^i /i!] = λ·e^-λ [MX·e^λ + e^λ] = λ^2 +λ; DX = λ^2 + λ - λ^2 = λ. Равномерная СВ: X~R(a,b); 𝑓(x)= {1 / b-a, x∈(a,b); 0, иначе}; MX= ∫(+∞,−∞) x𝑓(x)dx = ∫(b,a) x/(b-a) dx = 1/(b-a) ·1/2·x^2/b-a |(b,a) = (b^2 - a^2) / 2(b-a) = (a+b)/2. DX= M[(X-MX)^2] = ∫(+∞,−∞) (x - (a+b)/2)^2 f(x) dx = 1/(b-a) ∫(+∞,−∞) (x - (a+b)/2)^2 dx = 1/(b-a) ·1/3· (x- (a+b)/2)^3 |(b,a) = 1/3(b-a) [((b-a)/2)^3 - ((a-b)/2)^3] = (b-a)^2 /12. Экспонен-ая СВ: X~Exp(λ); 𝑓(x)= {λe^-λx, x&gt;0; 0, x&lt;0}; MX = ∫(+∞,−∞) x𝑓(x)dx = <text:s/>∫(+∞,0) λxe^-λx dx= -∫(+∞,0) xde^-λx = |∫udv= uv-∫vdu| = -xe^-λx |(+∞,0) + ∫(+∞,0) e^-λx dx =0 −1/λ e^−λx |(+∞,0) =1/λ. DX=M[X^2] -(MX)^2. M[X^2]= ∫(+∞,−∞) x^2 f(x)dx = ∫(+∞,0) x^2 λe^-λx dx= -∫(+∞,0) x^2 de^-λx = -x^2 +e^-λx |(+∞,0) +2∫(+∞,0) xe^-λx dx = 0+2MX/λ = 2/λ^2. Нормальная СВ: X~N(m, σ^2); 𝑓(x)= 1/root(2𝜋)σ e^((x-m)^2/2σ^2); MX= ∫(+∞,−∞) x𝑓(x)dx = 1/root(2𝜋)σ ∫(+∞,−∞) x e^((x-m)^2/2σ^2) dx = |t=(x-m)/σ, x=σt+m, dx=σdt| = 1/root(2𝜋) <text:s/>∫(+∞,−∞) (σt+m) e^(t^2 /2) dt = 1/root(2𝜋) [σ∫(+∞,−∞) t e^(t^2 /2) dt + m∫(+∞,−∞) e^(t^2 /2) dt] = |1-нечет. ф-ия, 2-инт-л Эйлера-Пуассона| = 0 + 1/root(2𝜋) ·m·root(2𝜋) = m. DX= M[(X-m)^2] = 1/root(2𝜋)σ <text:s/>∫(+∞,−∞) (x-m)^2 e^((x-m)^2/2σ^2) dx = |замена| = 1/root(2𝜋) ∫(+∞,−∞) (σt)^2 e^(t^2 /2) dt = σ^2/root(2𝜋) ∫(+∞,−∞) t/2 e^(t^2 /2) dt^2 = -σ^2/root(2𝜋) ∫(+∞,−∞) t de^(t^2 /2) = |по частям| = 0 + σ^2/root(2𝜋) ∫(+∞,−∞) e^(t^2 /2) dt = σ^2. <text:s/><text:span text:style-name="T1">2.14.</text:span> Ковариация явл. хар-кой сл. вектора. Ков-ей СВ X и Y наз. число cov(X,Y)= M[(X-m1)(Y-m2)], где m1=MX, m2=MY. Если (X,Y) - дискр. сл. вектор, то cov(X,Y)= ∑︀(i)∑︀(j) (xi-m1)(yj-m2) pij, где 𝑝𝑖1𝑖2 = 𝑃{(𝑋1,𝑋2) = (𝑥1,𝑖1, 𝑥2,𝑖2)}. Если (X,Y) - непрер. сл. вектор, то cov(X,Y)= ∫∫(R^2) (x-m1)(y-m2) f(x,y) dxdy, где 𝑓 – совместная плотность распределения 𝑋1 и 𝑋2. Св-ва: 1) 𝐷[𝑋+𝑌]= 𝐷𝑋+𝐷𝑌 + 2𝑐𝑜𝑣(𝑋,𝑌); 2) 𝑐𝑜𝑣(𝑋,𝑋) =𝐷𝑋; 3) если 𝑋, 𝑌 – независ., то 𝑐𝑜𝑣(𝑋,𝑌)=0, обратное не верно; 4) 𝑐𝑜𝑣(𝑎1𝑋+a2, b1𝑌+𝑏2) = 𝑎1b1𝑐𝑜𝑣(𝑋,𝑌); 5) |𝑐𝑜𝑣(𝑋,𝑌)|≤√𝐷𝑋·𝐷𝑌 , причем |𝑐𝑜𝑣(𝑋,𝑌)|=√𝐷𝑋·𝐷𝑌 ⇔ СВ 𝑋 и 𝑌 связаны линейной зависимостью; 6) 𝑐𝑜𝑣(𝑋,𝑌)= 𝑀[𝑋𝑌] − (𝑀𝑋)(𝑀𝑌). Д-ва: 1) 𝐷[𝑋+𝑌]= M[{(X+Y) - M[X+Y]}^2] = M[{(X-m1) + (Y-m2)}^2] = M[(X-m1)^2] + M[(Y-m2)^2] + 2M[(X-m1)(Y-m2)] = DX+DY +2cov(X,Y); 2) cov(X,X)= M[(X-m1)(X-m1)] = M[(X-m1)^2] = DX; 3) cov(X,Y)= M[(X-m1)(Y-m2)] = |X,Y независ. =&gt; X-m1,Y-m2 независ.| = M[X-m1]M[Y-m2] = 0·0=0; 4) M[a1X+a2]= a1m1+a2, M[b1Yb+b2]= b1m2+b2, cov(a1X+a2, b1𝑌+𝑏2) = M[(a1X+a2 - a1m1+a2) (b1𝑌+𝑏2 - b1m2+b2)] = a1b1 M[(X-m1)(Y-m2)] = a1b1cov(X,Y); 5) ≤: Рассмотрим СВ Z(t)=tX-Y, где t∈R - произв. число; D[Z(t)]= D[tX-Y]= |1|= D[tX] + D[Y] - 2tcov(X,Y) = t^2 D[x]- 2tcov(X,Y) +D[Y]≥0 (т.к. D[Z(t)]≥0) - квадр. трехчлен отн-но t, D[X]≥0 - ветви параболы напр. вверх, D[Z(t)]≥0 =&gt; имеет не более одного корня =&gt; D/4= cov(X,Y)^2 - D[X]D[Y]≤0 =&gt; |cov(X,Y)|≤ √D[X]D[Y]; док. что если |cov(X,Y)|= √D[X]D[Y], то Y=aX+b: дискр-нт =0 =&gt; 1 реш. t=a: D[Z(a)]=0 =&gt; Z(a)=aX-Y - принимает одно значение с в-тью 1, обозн. его -b =&gt; Y=aZ+b; док. что если Y=aX+b, то |cov(X,Y)|= √D[X]D[Y]: Y=aX+b =&gt; Z(a)=-b - при t=a единств. значение -b =&gt; D[Z(a)]=0 =&gt; Дискр-нт =0 =&gt; |cov(X,Y)|= √D[X]D[Y]; 6) cov(X,Y)= M[(X-m1)(Y-m2)] = M[XY -m2X -m1Y +m1m2] = M[XY] -m2M[X] -m1M[Y] +m1m2 = M[XY] -m2m1 -m1m2 +m1m2 = M[XY]-m1m2.</text:p>
      <text:p text:style-name="P2"><text:span text:style-name="T1"/></text:p>
      <text:p text:style-name="P2"><text:span text:style-name="T1"/></text:p>
      <text:p text:style-name="P2"><text:span text:style-name="T1">2.15. </text:span>См п2.14. Коэф. корр. СВ X и Y наз. число 𝜌(𝑋,𝑌)= 𝜌_𝑋𝑌= 𝑐𝑜𝑣(𝑋,𝑌) /√𝐷𝑋𝐷𝑌, где DXDY≥0. Св-ва: 1) 𝜌(X,X)=1; 2) Если X,Y независ., то 𝜌(𝑋,𝑌)=0; 3) 𝜌(a1𝑋+b1, a2𝑌+b2) = ±𝜌(𝑋,𝑌), + если a1a2&gt;0, - если a1a2&lt;0; 4) |𝜌(𝑋,𝑌)|≤1, причем |𝜌(𝑋,𝑌)|=1 ⇔ X и Y связаны лин. завис., т.е. Y=aX+b. При этом 𝜌(𝑋,𝑌)=1, если a&gt;0, 𝜌(𝑋,𝑌)=-1, если a&lt;0. СВ XиY наз. независ. если F(X,Y)= F_X(x) F_Y(y), где F- совместн. ф-ия распр. вектора (X,Y), F_X, F_Y - маргинальн. ф-ии распр-я СВ X и Y. СВ X и Y наз. некорр. если cov(X,Y)=0. По св-ву 3 (см. п2.14): X,Y- независ. =&gt; X,Y- некорр. Обратное неверно. Ковар-ной матрицей сл. вектора 𝑋⃗ наз. матрица ∑︁_𝑋⃗= (𝜎𝑖𝑗), 𝑖,𝑗=1,𝑛, где 𝜎𝑖𝑗=𝑐𝑜𝑣(𝑋𝑖,𝑋𝑗). Св-ва: 1) σ𝑖𝑗=DXi; 2) ∑︁_𝑋⃗ = ∑︁_𝑋⃗ ^T; 3) Если 𝑌⃗=𝑋⃗𝐵 +c(вектор), где 𝑌⃗=(𝑌1,..,𝑌𝑚), 𝑋⃗=(𝑋1,..,𝑋𝑛), 𝐵∈𝑀_𝑛,𝑚(R) (т.е. 𝑌⃗ явл. лин. ф-ей от 𝑋⃗), то ∑︀_𝑌⃗ = 𝐵^𝑇 ∑︀_𝑋⃗ 𝐵; 4) М-ца ∑︀_𝑋⃗ явл. неотрициательно определенной, т.е. *над b стрелка* ∀𝑏∈R^𝑤:𝑏^𝑇 ∑︀ 𝑋⃗⃗𝑏 ≥ 0; 5) Если все компоненты вектора 𝑋⃗ попарно независ., то ∑︀_𝑋⃗ - диагональная.<text:span text:style-name="T1"> 2.16.</text:span> Дискр. случай: Пусть (X,Y) - дискр. сл. вектор, 𝜋𝑖𝑗=P{X=x𝑖|Y=y𝑗}=p𝑖𝑗/P_Y𝑗. Значением усл-го мат. ожид. СВ X при условии Y=y𝑗, наз. число M[X|Y=y𝑗]=∑︀(𝑖) x𝑖 𝜋𝑖𝑗. Непрер. случай: Если (X,Y) - непр. сл. вектор, то 𝑓_𝑋(𝑥|𝑌=𝑦) = 𝑓(𝑥, 𝑦) / 𝑓_𝑌(𝑦). Значением усл-го мат. ожид. СВ X при условии Y=y, <text:s/>наз. число M[X|Y=y]= ∫(+∞,−∞) x f_X(x|Y=y) dx. Условным мат. ожид. СВ X отн-но СВ Y наз. ф-ия g(Y)=M[X|Y] такая, что: 1) область опр-я ф-ии g совпадает с мн-вом возм. значений СВ Y; 2) для каждого возм. значения y СВ Y: g(y)=M[X|Y=y]. Усл. мат. ож. M[X|Y] явл. ф-ей СВ Y и след-но само явл. СВ. Условной дисперсией СВ X относ-но СВ Y наз. СВ D[X|Y]= M[(X-M[X|Y])^2 |Y]. Если (X,Y) - дискр. сл. вектор, то значение D[X|Y=y𝑗]= ∑︀(𝑖) (x𝑖 - M[X|Y=yj])^2 𝜋𝑖𝑗. Если (X,Y) - непрер. сл. вектор, то значение D[X|Y=y]= ∫(+∞,−∞) (x - M[X|Y=y])^2 <text:s/>𝑓_𝑋(𝑥|𝑌=𝑦) dx. Если (𝑋,𝑌) – непрер. сл. вектор и 𝑚= (𝑚1,𝑚2) и ∑︀= (︃𝜎1^2, 𝜌𝜎1𝜎2; 𝜌𝜎1𝜎2, 𝜎2^2)︃, тогда: 1) условное распределение 𝑋 при 𝑌=𝑦 будет нормальным; 2) 𝑀[𝑋|𝑌=𝑦]= 𝑚1 + 𝜌 𝜎1/𝜎2 (𝑦−𝑚2); 3) 𝐷[𝑋|𝑌=𝑦]= 𝜎1^2 (1=𝜌2). <text:span text:style-name="T3">2.</text:span><text:span text:style-name="T4">17. </text:span>Сл. вектор (𝑋1,..,𝑋𝑛) имеет нормальное распределение, если его ф-ия пл-ти распр. имеет вид: 𝑓(𝑥1,..,𝑥𝑛) = 1/((√2𝜋)^𝑛 √𝑑𝑒𝑡∑︀) 𝑒^(−1/2 𝑄(𝑥−𝑚) , где x= (𝑥1,..,𝑥𝑛), 𝑚= (𝑚1,..,𝑚𝑛), 𝑄(𝛼) = 𝛼^T ·∑︀^T 𝛼 квадр форма от 𝑛 перем., 𝛼=(𝛼1,..,𝛼𝑛) ∑︀ – положительно опред. матрица порядка 𝑛, *x,m,𝛼 вектора*. Св-ва: 1) Если (𝑥1,..,𝑥𝑛) – нормальный сл. вектор, то существует его компонента 𝑥𝑖 ∼ 𝑁(𝑚𝑖, 𝜎𝑖^2) – тоже нормальная СВ; 2) Пусть 𝑥∼𝑁(𝑚,∑︀). Тогда, если ∑︀ диагональная, то СВ 𝑥1,..,𝑥𝑛 независ.; 3) Пусть 𝑥∼𝑁(𝑚,∑︀) – 𝑛-мерный сл. вектор. Тогда 𝑥′= (𝑥1,..,𝑥𝑛−1) нормальный сл. вектор с 𝑚′= (𝑚1,...,𝑚𝑛−1) и ковар-ной матрицей: ∑︀′, кот. получена из ∑︀ отбрасыванием последней строчки и столбца; 4) Пусть 𝑥∼𝑁(𝑚,∑︀), 𝑌⃗=𝜆1𝑥1 +...+ 𝜆𝑛𝑥𝑛+𝜆0. Тогда 𝑌⃗ – нормальная СВ; 5. Пусть 𝑥=(𝑥1,𝑥2) двумерный сл. вектор с 𝑚=(𝑚1,𝑚2) и ∑︀=(︃𝜎1^2, 𝜌𝜎1𝜎2; 𝜌𝜎1𝜎2, 𝜎2^2)︃ Тогда: (a) условное распр-ие 𝑋 при условии 𝑌=𝑦 будет нормальным; (b) 𝑀[𝑋|𝑌=𝑦] = 𝑚1 + 𝜌 𝜎1/𝜎2 (𝑦−𝑚2); (c) 𝐷[𝑋|𝑌=𝑦] = 𝜎1^2 (1−𝜌^2).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5-01-11T02:54:55.326931913</dc:date>
    <meta:editing-duration>PT22H7M37S</meta:editing-duration>
    <meta:editing-cycles>2</meta:editing-cycles>
    <meta:print-date>2025-01-10T03:30:42.406469371</meta:print-date>
    <meta:document-statistic meta:table-count="0" meta:image-count="0" meta:object-count="0" meta:page-count="2" meta:paragraph-count="7" meta:word-count="4736" meta:character-count="29798" meta:non-whitespace-character-count="24992"/>
  </office:meta>
</office:document-meta>
</file>